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LOK User1</dc:creator>
          <loext:sender-initials>LU</loext:sender-initials>
          <dc:date>2017-02-20T19:28:31</dc:date>
          <text:p>This is comment1</text:p>
        </officeooo:annotation>
        <officeooo:annotation svg:x="1cm" svg:y="0cm">
          <dc:creator>LOK User2</dc:creator>
          <loext:sender-initials>LU</loext:sender-initials>
          <dc:date>2017-02-20T19:28:42</dc:date>
          <text:p>This is comment2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nav Kant</meta:initial-creator>
    <meta:creation-date>2016-04-08T19:47:53.643528634</meta:creation-date>
    <meta:generator>LibreOffice/5.2.0.0.beta1$Linux_X86_64 LibreOffice_project/1e9933ef611c66bcded94b84052543c78cf1c223</meta:generator>
    <dc:date>2017-02-20T19:28:43.195204364</dc:date>
    <dc:creator>LOK User2</dc:creator>
    <meta:editing-duration>PT24S</meta:editing-duration>
    <meta:editing-cycles>1</meta:editing-cycles>
    <meta:document-statistic meta:object-count="25"/>
  </office:meta>
</office:document-meta>
</file>